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1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4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2"/>
      <style:map style:condition="of:cell-content()&lt;=0" style:apply-style-name="cf31"/>
    </style:style>
    <style:style style:name="ce127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32"/>
      <style:map style:condition="of:cell-content()&lt;=0" style:apply-style-name="cf31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5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5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5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6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7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9" table:formula="of:=SUM([.H4:.AL4])" table:style-name="ce117">
            <text:p>9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number-columns-repeated="2" table:style-name="ce28"/>
          <table:table-cell office:value-type="float" office:value="6" table:style-name="ce28">
            <text:p>6</text:p>
          </table:table-cell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2" table:style-name="ce28"/>
          <table:table-cell table:style-name="ce114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7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L9])" table:style-name="ce117">
            <text:p>9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style-name="ce64"/>
          <table:table-cell table:number-columns-repeated="3" table:style-name="ce28"/>
          <table:table-cell office:value-type="float" office:value="2" table:style-name="ce64">
            <text:p>2</text:p>
          </table:table-cell>
          <table:table-cell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7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36" table:formula="of:=SUM([.H36:.AL36])" table:style-name="ce48">
            <text:p>36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4" table:formula="of:=SUM([.J3:.J35])" table:style-name="ce68">
            <text:p>4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8">
            <text:p>2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1" table:formula="of:=SUM([.P3:.P35])" table:style-name="ce68">
            <text:p>1</text:p>
          </table:table-cell>
          <table:table-cell office:value-type="float" office:value="3" table:formula="of:=SUM([.Q3:.Q35])" table:style-name="ce68">
            <text:p>3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2" table:formula="of:=SUM([.U3:.U35])" table:style-name="ce68">
            <text:p>2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1" table:formula="of:=SUM([.W3:.W35])" table:style-name="ce68">
            <text:p>1</text:p>
          </table:table-cell>
          <table:table-cell office:value-type="float" office:value="3" table:formula="of:=SUM([.X3:.X35])" table:style-name="ce68">
            <text:p>3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6" table:formula="of:=SUM([.AA3:.AA35])" table:style-name="ce51">
            <text:p>6</text:p>
          </table:table-cell>
          <table:table-cell office:value-type="float" office:value="2" table:formula="of:=SUM([.AB3:.AB35])" table:style-name="ce68">
            <text:p>2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8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8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8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9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9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9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0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1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2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3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3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4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5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6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48.5" table:formula="of:=SUM([.H6:.O6])" table:style-name="ce127">
            <text:p>48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36" table:formula="of:=[Mar.G36]" table:style-name="ce111">
            <text:p>36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7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27" style:family="table-cell" style:data-style-name="N0">
      <style:table-cell-properties fo:background-color="#CCFFFF"/>
    </style:style>
    <style:style style:name="cf28" style:family="table-cell" style:data-style-name="N0">
      <style:table-cell-properties fo:background-color="#99CCFF"/>
    </style:style>
    <style:style style:name="cf29" style:family="table-cell" style:data-style-name="N0">
      <style:table-cell-properties fo:background-color="#CCFFFF"/>
    </style:style>
    <style:style style:name="cf3" style:family="table-cell" style:data-style-name="N0">
      <style:table-cell-properties fo:background-color="#CCFFFF"/>
    </style:style>
    <style:style style:name="cf30" style:family="table-cell" style:data-style-name="N0">
      <style:table-cell-properties fo:background-color="#99CC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1" style:family="table-cell">
      <style:table-cell-properties fo:background-color="#CCFFFF"/>
      <style:text-properties fo:color="#000000" style:font-family-generic="swiss"/>
    </style:style>
    <style:style style:name="cf32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21T09:28:04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